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style:rel-width="100%" table:align="left"/>
    </style:style>
    <style:style style:name="表格1.A" style:family="table-column">
      <style:table-column-properties style:column-width="17cm" style:rel-column-width="65535*"/>
    </style:style>
    <style:style style:name="表格1.1" style:family="table-row">
      <style:table-row-properties fo:background-color="#ffffff">
        <style:background-image/>
      </style:table-row-properties>
    </style:style>
    <style:style style:name="表格1.A1" style:family="table-cell">
      <style:table-cell-properties style:vertical-align="middle" fo:padding="0.079cm" fo:border-left="0.75pt solid #808080" fo:border-right="0.75pt solid #808080" fo:border-top="0.75pt solid #808080" fo:border-bottom="0.05pt solid #808080"/>
    </style:style>
    <style:style style:name="表格1.A2" style:family="table-cell">
      <style:table-cell-properties style:vertical-align="middle" fo:padding="0.079cm" fo:border-left="0.75pt solid #808080" fo:border-right="0.75pt solid #808080" fo:border-top="none" fo:border-bottom="0.75pt solid #808080"/>
    </style:style>
    <style:style style:name="表格2" style:family="table">
      <style:table-properties style:width="17cm" style:rel-width="100%" table:align="left"/>
    </style:style>
    <style:style style:name="表格2.A" style:family="table-column">
      <style:table-column-properties style:column-width="17cm" style:rel-column-width="65535*"/>
    </style:style>
    <style:style style:name="表格2.1" style:family="table-row">
      <style:table-row-properties fo:background-color="#ffffff">
        <style:background-image/>
      </style:table-row-properties>
    </style:style>
    <style:style style:name="表格2.A1" style:family="table-cell">
      <style:table-cell-properties style:vertical-align="middle" fo:padding="0.079cm" fo:border-left="0.75pt solid #808080" fo:border-right="0.75pt solid #808080" fo:border-top="0.75pt solid #808080" fo:border-bottom="0.05pt solid #808080"/>
    </style:style>
    <style:style style:name="表格2.A2" style:family="table-cell">
      <style:table-cell-properties style:vertical-align="middle" fo:padding="0.079cm" fo:border-left="0.75pt solid #808080" fo:border-right="0.75pt solid #808080" fo:border-top="none" fo:border-bottom="0.75pt solid #808080"/>
    </style:style>
    <style:style style:name="表格3" style:family="table">
      <style:table-properties style:width="17cm" style:rel-width="100%" table:align="left"/>
    </style:style>
    <style:style style:name="表格3.A" style:family="table-column">
      <style:table-column-properties style:column-width="17cm" style:rel-column-width="65535*"/>
    </style:style>
    <style:style style:name="表格3.1" style:family="table-row">
      <style:table-row-properties fo:background-color="#ffffff">
        <style:background-image/>
      </style:table-row-properties>
    </style:style>
    <style:style style:name="表格3.A1" style:family="table-cell">
      <style:table-cell-properties style:vertical-align="middle" fo:padding="0.079cm" fo:border-left="0.75pt solid #808080" fo:border-right="0.75pt solid #808080" fo:border-top="0.75pt solid #808080" fo:border-bottom="0.05pt solid #808080"/>
    </style:style>
    <style:style style:name="表格3.A2" style:family="table-cell">
      <style:table-cell-properties style:vertical-align="middle" fo:padding="0.079cm" fo:border-left="0.75pt solid #808080" fo:border-right="0.75pt solid #808080" fo:border-top="none" fo:border-bottom="0.75pt solid #808080"/>
    </style:style>
    <style:style style:name="P1" style:family="paragraph" style:parent-style-name="Standard">
      <style:text-properties fo:font-size="16pt" fo:font-weight="bold" officeooo:rsid="000df658" officeooo:paragraph-rsid="000df658" style:font-size-asian="16pt" style:language-asian="zh" style:country-asian="CN" style:font-weight-asian="bold" style:font-size-complex="16pt" style:font-weight-complex="bold"/>
    </style:style>
    <style:style style:name="P2" style:family="paragraph" style:parent-style-name="Standard">
      <style:text-properties fo:font-size="15pt" officeooo:rsid="000df658" officeooo:paragraph-rsid="000df658" style:font-size-asian="15pt" style:language-asian="zh" style:country-asian="CN" style:font-size-complex="15pt"/>
    </style:style>
    <style:style style:name="P3" style:family="paragraph" style:parent-style-name="Standard">
      <style:text-properties fo:font-size="15pt" officeooo:rsid="000f0beb" officeooo:paragraph-rsid="000f0beb" style:font-size-asian="15pt" style:language-asian="zh" style:country-asian="CN" style:font-size-complex="15pt"/>
    </style:style>
    <style:style style:name="P4" style:family="paragraph" style:parent-style-name="Standard">
      <style:text-properties fo:font-size="15pt" fo:font-weight="bold" officeooo:rsid="0010c63c" officeooo:paragraph-rsid="0010c63c" style:font-size-asian="15pt" style:language-asian="zh" style:country-asian="CN" style:font-weight-asian="bold" style:font-size-complex="15pt" style:font-weight-complex="bold"/>
    </style:style>
    <style:style style:name="P5" style:family="paragraph" style:parent-style-name="Standard">
      <style:text-properties fo:font-size="15pt" officeooo:rsid="000f0beb" officeooo:paragraph-rsid="000f0beb" style:font-size-asian="15pt" style:language-asian="zh" style:country-asian="CN" style:font-size-complex="15pt"/>
    </style:style>
    <style:style style:name="P6" style:family="paragraph" style:parent-style-name="Standard">
      <style:text-properties fo:font-size="15pt" fo:font-weight="bold" officeooo:rsid="0010c63c" officeooo:paragraph-rsid="0010c63c" style:font-size-asian="15pt" style:language-asian="zh" style:country-asian="CN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10c63c" officeooo:paragraph-rsid="001285f9" style:font-size-asian="15pt" style:language-asian="zh" style:country-asian="CN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1433a7" officeooo:paragraph-rsid="001433a7" style:font-size-asian="15pt" style:language-asian="zh" style:country-asian="CN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155252" officeooo:paragraph-rsid="00155252" style:font-size-asian="15pt" style:language-asian="zh" style:country-asian="CN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15d5db" officeooo:paragraph-rsid="0015d5db" style:font-size-asian="15pt" style:language-asian="zh" style:country-asian="CN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176b5a" officeooo:paragraph-rsid="00176b5a" style:font-size-asian="15pt" style:language-asian="zh" style:country-asian="CN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189908" officeooo:paragraph-rsid="00189908" style:font-size-asian="15pt" style:language-asian="zh" style:country-asian="CN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19322a" officeooo:paragraph-rsid="0019322a" style:font-size-asian="15pt" style:language-asian="zh" style:country-asian="CN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19bfaf" officeooo:paragraph-rsid="0019bfaf" style:font-size-asian="15pt" style:language-asian="zh" style:country-asian="CN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1b6e43" officeooo:paragraph-rsid="001b6e43" style:font-size-asian="15pt" style:language-asian="zh" style:country-asian="CN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1cfac5" officeooo:paragraph-rsid="001cfac5" style:font-size-asian="15pt" style:language-asian="zh" style:country-asian="CN" style:font-weight-asian="bold" style:font-size-complex="15pt" style:font-weight-complex="bold"/>
    </style:style>
    <style:style style:name="P17" style:family="paragraph" style:parent-style-name="Standard">
      <style:text-properties fo:font-size="22pt" fo:font-weight="bold" officeooo:rsid="000f0beb" officeooo:paragraph-rsid="000f0beb" style:font-size-asian="22pt" style:language-asian="zh" style:country-asian="CN" style:font-weight-asian="bold" style:font-size-complex="22pt" style:font-weight-complex="bold"/>
    </style:style>
    <style:style style:name="P18" style:family="paragraph" style:parent-style-name="Standard">
      <style:text-properties fo:font-size="26pt" fo:font-weight="bold" officeooo:rsid="0018d137" officeooo:paragraph-rsid="0018d137" style:font-size-asian="26pt" style:language-asian="zh" style:country-asian="CN" style:font-weight-asian="bold" style:font-size-complex="26pt" style:font-weight-complex="bold"/>
    </style:style>
    <style:style style:name="P19" style:family="paragraph" style:parent-style-name="Standard">
      <style:text-properties fo:font-size="24pt" fo:font-weight="bold" officeooo:rsid="0019322a" officeooo:paragraph-rsid="0019322a" style:font-size-asian="24pt" style:language-asian="zh" style:country-asian="CN" style:font-weight-asian="bold" style:font-size-complex="24pt" style:font-weight-complex="bold"/>
    </style:style>
    <style:style style:name="P20" style:family="paragraph" style:parent-style-name="Standard">
      <style:text-properties fo:font-size="24pt" fo:font-weight="bold" officeooo:rsid="0019bfaf" officeooo:paragraph-rsid="0019bfaf" style:font-size-asian="24pt" style:language-asian="zh" style:country-asian="CN" style:font-weight-asian="bold" style:font-size-complex="24pt" style:font-weight-complex="bold"/>
    </style:style>
    <style:style style:name="P21" style:family="paragraph" style:parent-style-name="Table_20_Contents">
      <style:text-properties officeooo:paragraph-rsid="001485e6"/>
    </style:style>
    <style:style style:name="P22" style:family="paragraph" style:parent-style-name="Heading_20_2">
      <style:text-properties fo:font-size="15pt" fo:font-weight="bold" officeooo:rsid="0010c63c" officeooo:paragraph-rsid="001285f9" style:font-size-asian="15pt" style:language-asian="zh" style:country-asian="CN" style:font-weight-asian="bold" style:font-size-complex="15pt" style:font-weight-complex="bold"/>
    </style:style>
    <style:style style:name="P23" style:family="paragraph" style:parent-style-name="Heading_20_2">
      <style:text-properties officeooo:paragraph-rsid="001285f9"/>
    </style:style>
    <style:style style:name="T1" style:family="text">
      <style:text-properties officeooo:rsid="000fab78"/>
    </style:style>
    <style:style style:name="T2" style:family="text">
      <style:text-properties officeooo:rsid="0010c63c"/>
    </style:style>
    <style:style style:name="T3" style:family="text">
      <style:text-properties officeooo:rsid="00113e8d"/>
    </style:style>
    <style:style style:name="T4" style:family="text">
      <style:text-properties officeooo:rsid="001285f9"/>
    </style:style>
    <style:style style:name="T5" style:family="text">
      <style:text-properties fo:font-size="15pt" fo:font-weight="bold" officeooo:rsid="0010c63c" style:font-size-asian="15pt" style:language-asian="zh" style:country-asian="CN" style:font-weight-asian="bold" style:font-size-complex="15pt" style:font-weight-complex="bold"/>
    </style:style>
    <style:style style:name="T6" style:family="text">
      <style:text-properties fo:font-size="15pt" fo:font-weight="bold" officeooo:rsid="001285f9" style:font-size-asian="15pt" style:language-asian="zh" style:country-asian="CN" style:font-weight-asian="bold" style:font-size-complex="15pt" style:font-weight-complex="bold"/>
    </style:style>
    <style:style style:name="T7" style:family="text">
      <style:text-properties officeooo:rsid="001485e6"/>
    </style:style>
    <style:style style:name="T8" style:family="text">
      <style:text-properties fo:font-weight="bold"/>
    </style:style>
    <style:style style:name="T9" style:family="text">
      <style:text-properties officeooo:rsid="001552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O的概述</text:p>
      <text:p text:style-name="P2">IO(Input输入/Output输出)指的是某个设备或环境进行数据的输入或者输出,例如：键盘的输入,再例如：显示器就是输出设备。</text:p>
      <text:p text:style-name="P2">对于java来说输入输出问题，java将它抽象成流的对象来解决</text:p>
      <text:p text:style-name="P3">以程序为中心读取文件就是输入，写入文件是输出</text:p>
      <text:p text:style-name="P3"><text:s/></text:p>
      <text:p text:style-name="P3">IO流在java中从输入输出角度分类</text:p>
      <text:p text:style-name="P3">1，输入流<text:span text:style-name="T2">：从文件中读取数据，或者从键盘输入数据都属于输入流</text:span></text:p>
      <text:p text:style-name="P3">2，输出里<text:span text:style-name="T2">：向文件中写数据。</text:span></text:p>
      <text:p text:style-name="P3">IO流在java中从数据的角度来分类</text:p>
      <text:p text:style-name="P17">1，字符流</text:p>
      <text:p text:style-name="P3">文本，我们能读懂的都可以认为是字符流</text:p>
      <text:p text:style-name="P4">字符输入流的超类:</text:p>
      <text:p text:style-name="P4"><text:s text:c="2"/>Reader:子类FileReader,<text:span text:style-name="T3">BufferedReader</text:span></text:p>
      <text:p text:style-name="P4">字符输出流的超类:</text:p>
      <text:p text:style-name="P4"><text:s/>Writer:子类FileWriter,<text:span text:style-name="T3">BufferedWriter</text:span></text:p>
      <text:p text:style-name="P20">输出流</text:p>
      <text:p text:style-name="P18">FileWriter</text:p>
      <text:p text:style-name="P9">1,FileWriter的普通构造器</text:p>
      <text:p text:style-name="P8">输出字符流<text:span text:style-name="T7">FileWriter</text:span>的构造器:</text:p>
      <text:p text:style-name="P8"/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21"><text:span text:style-name="Source_20_Text"><text:span text:style-name="T8"><office:annotation><dc:date>2017-12-28T11:25:49.964000000</dc:date><text:p>HTML: &lt;NOSCRIPT&gt;</text:p></office:annotation></text:span></text:span><text:span text:style-name="Source_20_Text"><text:span text:style-name="T8"><office:annotation><dc:date>2017-12-28T11:25:49.964000000</dc:date><text:p>HTML: &lt;/NOSCRIPT&gt;</text:p></office:annotation></text:span></text:span><text:span text:style-name="Source_20_Text"><text:span text:style-name="T8">FileWriter</text:span></text:span><text:span text:style-name="Source_20_Text">(</text:span><text:span text:style-name="Source_20_Text">File</text:span><text:span text:style-name="Source_20_Text"> file)</text:span> </text:p>
            <text:p text:style-name="P21">根据给定的 File 对象构造一个 FileWriter 对象。</text:p>
          </table:table-cell>
        </table:table-row>
        <table:table-row table:style-name="表格1.1">
          <table:table-cell table:style-name="表格1.A2" office:value-type="string">
            <text:p text:style-name="Table_20_Contents"><text:span text:style-name="Source_20_Text"><text:span text:style-name="T8">FileWriter</text:span></text:span><text:span text:style-name="Source_20_Text">(</text:span><text:span text:style-name="Source_20_Text">String</text:span><text:span text:style-name="Source_20_Text"> fileName)</text:span> <text:line-break/>根据给定的文件名构造一个 FileWriter 对象。</text:p>
          </table:table-cell>
        </table:table-row>
      </table:table>
      <text:p text:style-name="P9"><text:s/>第一种构造器要先创建文件在给输出流对象 <text:s text:c="13"/></text:p>
      <text:p text:style-name="P9">//创建输出流对象</text:p>
      <text:p text:style-name="P9"><text:tab/><text:tab/> <text:s/>FileWriter fw=null;</text:p>
      <text:p text:style-name="P9"><text:tab/><text:tab/> <text:s/>try {//第二中构造方法直接指定创建的对象,不需要创建文件</text:p>
      <text:p text:style-name="P9"><text:tab/><text:tab/><text:tab/> fw=new FileWriter("b.txt");</text:p>
      <text:p text:style-name="P9">2.FileWriter的追加构造器</text:p>
      <text:p text:style-name="P9"/>
      <table:table table:name="表格2" table:style-name="表格2">
        <table:table-column table:style-name="表格2.A"/>
        <table:table-row table:style-name="表格2.1">
          <table:table-cell table:style-name="表格2.A1" office:value-type="string">
            <text:p text:style-name="Table_20_Contents"><text:span text:style-name="Source_20_Text"><text:span text:style-name="T8">FileWriter</text:span></text:span><text:span text:style-name="Source_20_Text">(</text:span><text:span text:style-name="Source_20_Text">File</text:span><text:span text:style-name="Source_20_Text"> file, boolean append)</text:span> <text:line-break/>          根据给定的 File 对象构造一个 FileWriter 对象。</text:p>
          </table:table-cell>
        </table:table-row>
        <table:table-row table:style-name="表格2.1">
          <table:table-cell table:style-name="表格2.A2" office:value-type="string">
            <text:p text:style-name="Table_20_Contents"><text:span text:style-name="Source_20_Text"><text:span text:style-name="T8">FileWriter</text:span></text:span><text:span text:style-name="Source_20_Text">(</text:span><text:span text:style-name="Source_20_Text">String</text:span><text:span text:style-name="Source_20_Text"> fileName, boolean append)</text:span> <text:line-break/>          根据给定的文件名以及指示是否附加写入数据的 boolean 值来构造 FileWriter 对象。</text:p>
          </table:table-cell>
        </table:table-row>
      </table:table>
      <text:p text:style-name="P10">创建输出流的追加构造器,后面加上true</text:p>
      <text:p text:style-name="P10"><text:s/>fw=new FileWriter("b.txt",true);</text:p>
      <text:p text:style-name="P10"><text:tab/>//把新的内容添加入文件</text:p>
      <text:p text:style-name="P10">fw.write("I love you");</text:p>
      <text:p text:style-name="P4"><text:soft-page-break/></text:p>
      <text:p text:style-name="P4"/>
      <text:p text:style-name="P4"/>
      <text:p text:style-name="P11">3,FileWriter的写入方法:</text:p>
      <text:p text:style-name="P12"><text:s/>//往文件中写入字符数组</text:p>
      <text:p text:style-name="P12"><text:tab/> <text:s text:c="6"/>char[] <text:s/>cha={'a','b','c','d'};</text:p>
      <text:p text:style-name="P12"><text:tab/>fw.write(cha);</text:p>
      <text:p text:style-name="P12"><text:tab/>//往文件中写入字符数组的指定索引字符</text:p>
      <text:p text:style-name="P12"><text:tab/>fw.write(cha, 0, 3);</text:p>
      <text:p text:style-name="P12"><text:tab/>//通过int值来写入指定字符</text:p>
      <text:p text:style-name="P12"><text:tab/>fw.write(100);</text:p>
      <text:p text:style-name="P12"><text:tab/>//写入字符串</text:p>
      <text:p text:style-name="P12"><text:tab/>fw.write("100");</text:p>
      <text:p text:style-name="P12"><text:tab/>///往文件中写入字符串的指定索引字符</text:p>
      <text:p text:style-name="P12"><text:tab/>fw.write("你好java", 0, 2);</text:p>
      <text:p text:style-name="P19">2,输入流</text:p>
      <text:p text:style-name="P13">1，FileReader</text:p>
      <text:p text:style-name="P13">FileReader的构造器</text:p>
      <text:p text:style-name="P13"/>
      <table:table table:name="表格3" table:style-name="表格3">
        <table:table-column table:style-name="表格3.A"/>
        <table:table-row table:style-name="表格3.1">
          <table:table-cell table:style-name="表格3.A1" office:value-type="string">
            <text:p text:style-name="Table_20_Contents"><text:span text:style-name="Source_20_Text"><text:span text:style-name="T8"><office:annotation><dc:date>2017-12-28T16:34:16.667000000</dc:date><text:p>HTML: &lt;NOSCRIPT&gt;</text:p></office:annotation></text:span></text:span><text:span text:style-name="Source_20_Text"><text:span text:style-name="T8"><office:annotation><dc:date>2017-12-28T16:34:16.667000000</dc:date><text:p>HTML: &lt;/NOSCRIPT&gt;</text:p></office:annotation></text:span></text:span><text:span text:style-name="Source_20_Text"><text:span text:style-name="T8">FileReader</text:span></text:span><text:span text:style-name="Source_20_Text">(</text:span><text:span text:style-name="Source_20_Text">File</text:span><text:span text:style-name="Source_20_Text"> file)</text:span> <text:line-break/>          在给定从中读取数据的 <text:span text:style-name="Teletype">File</text:span> 的情况下创建一个新 <text:span text:style-name="Teletype">FileReader</text:span>。</text:p>
          </table:table-cell>
        </table:table-row>
        <table:table-row table:style-name="表格3.1">
          <table:table-cell table:style-name="表格3.A2" office:value-type="string">
            <text:p text:style-name="Table_20_Contents"><text:span text:style-name="Source_20_Text"><text:span text:style-name="T8">FileReader</text:span></text:span><text:span text:style-name="Source_20_Text">(</text:span><text:span text:style-name="Source_20_Text">String</text:span><text:span text:style-name="Source_20_Text"> fileName)</text:span> <text:line-break/>          在给定从中读取数据的文件名的情况下创建一个新 <text:span text:style-name="Teletype">FileReader</text:span>。</text:p>
          </table:table-cell>
        </table:table-row>
      </table:table>
      <text:p text:style-name="P14"><text:s/><text:span text:style-name="T9"><text:s/>第一种构造器要先创建文件在给输</text:span>入<text:span text:style-name="T9">流对象 <text:s text:c="4"/></text:span></text:p>
      <text:p text:style-name="P14">FileReader fr=null;</text:p>
      <text:p text:style-name="P14"><text:s text:c="4"/><text:tab/> try{<text:span text:style-name="T9">第二中构造方法直接指定创建的对象,不需要创建文件</text:span></text:p>
      <text:p text:style-name="P14"><text:tab/><text:tab/><text:tab/> fr=new FileReader("helloworld.txt");</text:p>
      <text:p text:style-name="P14"><text:tab/><text:tab/><text:tab/><text:tab/>//int num=fr.read();</text:p>
      <text:p text:style-name="P14"/>
      <text:p text:style-name="P15">2,FileReader的读取方法</text:p>
      <text:p text:style-name="P16">读取单个字符,返回的是字符的ascli码</text:p>
      <text:p text:style-name="P16">//int num=fr.read();</text:p>
      <text:p text:style-name="P16">/System.out.println((char)num);</text:p>
      <text:p text:style-name="P16">//读取字符数组</text:p>
      <text:p text:style-name="P16">char[] che=new char[5];</text:p>
      <text:p text:style-name="P16">int num=fr.read(che);</text:p>
      <text:p text:style-name="P16">String str=new String(che,0,num);</text:p>
      <text:p text:style-name="P16">System.out.println(num);</text:p>
      <text:p text:style-name="P16">通过循环来读取熟读更快</text:p>
      <text:p text:style-name="P16">char [] cha1=new char[1024];</text:p>
      <text:p text:style-name="P16"><text:tab/><text:tab/><text:tab/> int num1=-1;</text:p>
      <text:p text:style-name="P16"><text:soft-page-break/><text:s/>//循环条件的判断边界读取的值返回-1文件已经读取完毕</text:p>
      <text:p text:style-name="P16">while((num1=fr.read(cha1))!=-1){</text:p>
      <text:p text:style-name="P16"><text:tab/> System.out.println(new String(cha1,0,num1));</text:p>
      <text:p text:style-name="P16"><text:tab/><text:tab/><text:tab/> }</text:p>
      <text:p text:style-name="P16"/>
      <text:p text:style-name="P17">2，字节流</text:p>
      <text:p text:style-name="P3">二进制的数据，这种数据一般<text:span text:style-name="T1">用文本打开</text:span>我们读不懂,<text:span text:style-name="T1">比如：图片文件</text:span></text:p>
      <text:p text:style-name="P7">字<text:span text:style-name="T4">节</text:span>输入流的超类:</text:p>
      <text:h text:style-name="P22" text:outline-level="2"><office:annotation><dc:date>2017-12-28T11:12:18.154000000</dc:date><text:p>HTML: &lt;NOSCRIPT&gt;</text:p></office:annotation><office:annotation><dc:date>2017-12-28T11:12:18.154000000</dc:date><text:p>HTML: &lt;/NOSCRIPT&gt;</text:p></office:annotation>InputStream:子类File<office:annotation><dc:date>2017-12-28T11:12:18.154000000</dc:date><text:p>HTML: &lt;NOSCRIPT&gt;</text:p></office:annotation><office:annotation><dc:date>2017-12-28T11:12:18.154000000</dc:date><text:p>HTML: &lt;/NOSCRIPT&gt;</text:p></office:annotation>InputStream</text:h>
      <text:p text:style-name="P7">字<text:span text:style-name="T4">节</text:span>输出流的超类:</text:p>
      <text:h text:style-name="P23" text:outline-level="2"><text:span text:style-name="T5"><office:annotation><dc:date>2017-12-28T11:13:07.516000000</dc:date><text:p>HTML: &lt;NOSCRIPT&gt;</text:p></office:annotation></text:span><text:span text:style-name="T5"><office:annotation><dc:date>2017-12-28T11:13:07.516000000</dc:date><text:p>HTML: &lt;/NOSCRIPT&gt;</text:p></office:annotation></text:span><text:span text:style-name="T5">OutputStream:子类Fil</text:span><text:span text:style-name="T6">e</text:span><office:annotation><dc:date>2017-12-28T11:14:03.462000000</dc:date><text:p>HTML: &lt;NOSCRIPT&gt;</text:p></office:annotation><office:annotation><dc:date>2017-12-28T11:14:03.462000000</dc:date><text:p>HTML: &lt;/NOSCRIPT&gt;</text:p></office:annotation>OutputStream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新宋体" fo:font-family="新宋体" style:font-family-generic="modern" style:font-pitch="fixed" style:font-name-asian="新宋体" style:font-family-asian="新宋体" style:font-family-generic-asian="modern" style:font-pitch-asian="fixed" style:font-name-complex="新宋体" style:font-family-complex="新宋体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新宋体" fo:font-family="新宋体" style:font-family-generic="modern" style:font-pitch="fixed" style:font-name-asian="新宋体" style:font-family-asian="新宋体" style:font-family-generic-asian="modern" style:font-pitch-asian="fixed" style:font-name-complex="新宋体" style:font-family-complex="新宋体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M4S</meta:editing-duration>
    <meta:editing-cycles>9</meta:editing-cycles>
    <meta:generator>LibreOffice/5.3.0.3$Windows_X86_64 LibreOffice_project/7074905676c47b82bbcfbea1aeefc84afe1c50e1</meta:generator>
    <dc:date>2017-12-28T17:51:22.310000000</dc:date>
    <meta:document-statistic meta:table-count="3" meta:image-count="0" meta:object-count="0" meta:page-count="3" meta:paragraph-count="78" meta:word-count="779" meta:character-count="1922" meta:non-whitespace-character-count="1734"/>
    <meta:user-defined meta:name="Info 1"/>
    <meta:user-defined meta:name="Info 2"/>
    <meta:user-defined meta:name="Info 3"/>
    <meta:user-defined meta:name="Info 4"/>
  </office:meta>
</office:document-meta>
</file>